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Lisbon air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lane</text:p>
          </table:table-cell>
          <table:table-cell table:formula="of:=&quot;c&quot; &amp;ROW() &amp;&quot;= new Connection(getStation(&quot;&quot;&quot;&amp;[.A1]&amp;&quot;&quot;&quot;), getStation(&quot;&quot;&quot;&amp;[.B1]&amp;&quot;&quot;&quot;),&quot;&amp;[.C1]&amp;&quot;,&quot;&quot;&quot;&amp;[.D1]&amp;&quot;&quot;&quot;)&quot;" office:value-type="string" office:string-value="c1= new Connection(getStation(&quot;Porto&quot;), getStation(&quot;Lisbon airport&quot;),35,&quot;plane&quot;)" calcext:value-type="string">
            <text:p>c1= new Connection(getStation("Porto"), getStation("Lisbon airport"),35,"plane")</text:p>
          </table:table-cell>
        </table:table-row>
        <table:table-row table:style-name="ro1">
          <table:table-cell office:value-type="string" calcext:value-type="string">
            <text:p>Campanhã</text:p>
          </table:table-cell>
          <table:table-cell office:value-type="string" calcext:value-type="string">
            <text:p>Trindad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s</text:p>
          </table:table-cell>
          <table:table-cell table:formula="of:=&quot;c&quot; &amp;ROW() &amp;&quot;= new Connection(getStation(&quot;&quot;&quot;&amp;[.A2]&amp;&quot;&quot;&quot;), getStation(&quot;&quot;&quot;&amp;[.B2]&amp;&quot;&quot;&quot;),&quot;&amp;[.C2]&amp;&quot;,&quot;&quot;&quot;&amp;[.D2]&amp;&quot;&quot;&quot;)&quot;" office:value-type="string" office:string-value="c2= new Connection(getStation(&quot;Campanhã&quot;), getStation(&quot;Trindade&quot;),15,&quot;bus&quot;)" calcext:value-type="string">
            <text:p>c2= new Connection(getStation("Campanhã"), getStation("Trindade"),15,"bus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3]&amp;&quot;&quot;&quot;), getStation(&quot;&quot;&quot;&amp;[.B3]&amp;&quot;&quot;&quot;),&quot;&amp;[.C3]&amp;&quot;,&quot;&quot;&quot;&amp;[.D3]&amp;&quot;&quot;&quot;)&quot;" office:value-type="string" office:string-value="c3= new Connection(getStation(&quot;&quot;), getStation(&quot;&quot;),,&quot;&quot;)" calcext:value-type="string">
            <text:p>c3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4]&amp;&quot;&quot;&quot;), getStation(&quot;&quot;&quot;&amp;[.B4]&amp;&quot;&quot;&quot;),&quot;&amp;[.C4]&amp;&quot;,&quot;&quot;&quot;&amp;[.D4]&amp;&quot;&quot;&quot;)&quot;" office:value-type="string" office:string-value="c4= new Connection(getStation(&quot;&quot;), getStation(&quot;&quot;),,&quot;&quot;)" calcext:value-type="string">
            <text:p>c4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5]&amp;&quot;&quot;&quot;), getStation(&quot;&quot;&quot;&amp;[.B5]&amp;&quot;&quot;&quot;),&quot;&amp;[.C5]&amp;&quot;,&quot;&quot;&quot;&amp;[.D5]&amp;&quot;&quot;&quot;)&quot;" office:value-type="string" office:string-value="c5= new Connection(getStation(&quot;&quot;), getStation(&quot;&quot;),,&quot;&quot;)" calcext:value-type="string">
            <text:p>c5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6]&amp;&quot;&quot;&quot;), getStation(&quot;&quot;&quot;&amp;[.B6]&amp;&quot;&quot;&quot;),&quot;&amp;[.C6]&amp;&quot;,&quot;&quot;&quot;&amp;[.D6]&amp;&quot;&quot;&quot;)&quot;" office:value-type="string" office:string-value="c6= new Connection(getStation(&quot;&quot;), getStation(&quot;&quot;),,&quot;&quot;)" calcext:value-type="string">
            <text:p>c6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7]&amp;&quot;&quot;&quot;), getStation(&quot;&quot;&quot;&amp;[.B7]&amp;&quot;&quot;&quot;),&quot;&amp;[.C7]&amp;&quot;,&quot;&quot;&quot;&amp;[.D7]&amp;&quot;&quot;&quot;)&quot;" office:value-type="string" office:string-value="c7= new Connection(getStation(&quot;&quot;), getStation(&quot;&quot;),,&quot;&quot;)" calcext:value-type="string">
            <text:p>c7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8]&amp;&quot;&quot;&quot;), getStation(&quot;&quot;&quot;&amp;[.B8]&amp;&quot;&quot;&quot;),&quot;&amp;[.C8]&amp;&quot;,&quot;&quot;&quot;&amp;[.D8]&amp;&quot;&quot;&quot;)&quot;" office:value-type="string" office:string-value="c8= new Connection(getStation(&quot;&quot;), getStation(&quot;&quot;),,&quot;&quot;)" calcext:value-type="string">
            <text:p>c8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9]&amp;&quot;&quot;&quot;), getStation(&quot;&quot;&quot;&amp;[.B9]&amp;&quot;&quot;&quot;),&quot;&amp;[.C9]&amp;&quot;,&quot;&quot;&quot;&amp;[.D9]&amp;&quot;&quot;&quot;)&quot;" office:value-type="string" office:string-value="c9= new Connection(getStation(&quot;&quot;), getStation(&quot;&quot;),,&quot;&quot;)" calcext:value-type="string">
            <text:p>c9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0]&amp;&quot;&quot;&quot;), getStation(&quot;&quot;&quot;&amp;[.B10]&amp;&quot;&quot;&quot;),&quot;&amp;[.C10]&amp;&quot;,&quot;&quot;&quot;&amp;[.D10]&amp;&quot;&quot;&quot;)&quot;" office:value-type="string" office:string-value="c10= new Connection(getStation(&quot;&quot;), getStation(&quot;&quot;),,&quot;&quot;)" calcext:value-type="string">
            <text:p>c10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1]&amp;&quot;&quot;&quot;), getStation(&quot;&quot;&quot;&amp;[.B11]&amp;&quot;&quot;&quot;),&quot;&amp;[.C11]&amp;&quot;,&quot;&quot;&quot;&amp;[.D11]&amp;&quot;&quot;&quot;)&quot;" office:value-type="string" office:string-value="c11= new Connection(getStation(&quot;&quot;), getStation(&quot;&quot;),,&quot;&quot;)" calcext:value-type="string">
            <text:p>c11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2]&amp;&quot;&quot;&quot;), getStation(&quot;&quot;&quot;&amp;[.B12]&amp;&quot;&quot;&quot;),&quot;&amp;[.C12]&amp;&quot;,&quot;&quot;&quot;&amp;[.D12]&amp;&quot;&quot;&quot;)&quot;" office:value-type="string" office:string-value="c12= new Connection(getStation(&quot;&quot;), getStation(&quot;&quot;),,&quot;&quot;)" calcext:value-type="string">
            <text:p>c12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3]&amp;&quot;&quot;&quot;), getStation(&quot;&quot;&quot;&amp;[.B13]&amp;&quot;&quot;&quot;),&quot;&amp;[.C13]&amp;&quot;,&quot;&quot;&quot;&amp;[.D13]&amp;&quot;&quot;&quot;)&quot;" office:value-type="string" office:string-value="c13= new Connection(getStation(&quot;&quot;), getStation(&quot;&quot;),,&quot;&quot;)" calcext:value-type="string">
            <text:p>c13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4]&amp;&quot;&quot;&quot;), getStation(&quot;&quot;&quot;&amp;[.B14]&amp;&quot;&quot;&quot;),&quot;&amp;[.C14]&amp;&quot;,&quot;&quot;&quot;&amp;[.D14]&amp;&quot;&quot;&quot;)&quot;" office:value-type="string" office:string-value="c14= new Connection(getStation(&quot;&quot;), getStation(&quot;&quot;),,&quot;&quot;)" calcext:value-type="string">
            <text:p>c14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5]&amp;&quot;&quot;&quot;), getStation(&quot;&quot;&quot;&amp;[.B15]&amp;&quot;&quot;&quot;),&quot;&amp;[.C15]&amp;&quot;,&quot;&quot;&quot;&amp;[.D15]&amp;&quot;&quot;&quot;)&quot;" office:value-type="string" office:string-value="c15= new Connection(getStation(&quot;&quot;), getStation(&quot;&quot;),,&quot;&quot;)" calcext:value-type="string">
            <text:p>c15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6]&amp;&quot;&quot;&quot;), getStation(&quot;&quot;&quot;&amp;[.B16]&amp;&quot;&quot;&quot;),&quot;&amp;[.C16]&amp;&quot;,&quot;&quot;&quot;&amp;[.D16]&amp;&quot;&quot;&quot;)&quot;" office:value-type="string" office:string-value="c16= new Connection(getStation(&quot;&quot;), getStation(&quot;&quot;),,&quot;&quot;)" calcext:value-type="string">
            <text:p>c16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7]&amp;&quot;&quot;&quot;), getStation(&quot;&quot;&quot;&amp;[.B17]&amp;&quot;&quot;&quot;),&quot;&amp;[.C17]&amp;&quot;,&quot;&quot;&quot;&amp;[.D17]&amp;&quot;&quot;&quot;)&quot;" office:value-type="string" office:string-value="c17= new Connection(getStation(&quot;&quot;), getStation(&quot;&quot;),,&quot;&quot;)" calcext:value-type="string">
            <text:p>c17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8]&amp;&quot;&quot;&quot;), getStation(&quot;&quot;&quot;&amp;[.B18]&amp;&quot;&quot;&quot;),&quot;&amp;[.C18]&amp;&quot;,&quot;&quot;&quot;&amp;[.D18]&amp;&quot;&quot;&quot;)&quot;" office:value-type="string" office:string-value="c18= new Connection(getStation(&quot;&quot;), getStation(&quot;&quot;),,&quot;&quot;)" calcext:value-type="string">
            <text:p>c18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19]&amp;&quot;&quot;&quot;), getStation(&quot;&quot;&quot;&amp;[.B19]&amp;&quot;&quot;&quot;),&quot;&amp;[.C19]&amp;&quot;,&quot;&quot;&quot;&amp;[.D19]&amp;&quot;&quot;&quot;)&quot;" office:value-type="string" office:string-value="c19= new Connection(getStation(&quot;&quot;), getStation(&quot;&quot;),,&quot;&quot;)" calcext:value-type="string">
            <text:p>c19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20]&amp;&quot;&quot;&quot;), getStation(&quot;&quot;&quot;&amp;[.B20]&amp;&quot;&quot;&quot;),&quot;&amp;[.C20]&amp;&quot;,&quot;&quot;&quot;&amp;[.D20]&amp;&quot;&quot;&quot;)&quot;" office:value-type="string" office:string-value="c20= new Connection(getStation(&quot;&quot;), getStation(&quot;&quot;),,&quot;&quot;)" calcext:value-type="string">
            <text:p>c20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21]&amp;&quot;&quot;&quot;), getStation(&quot;&quot;&quot;&amp;[.B21]&amp;&quot;&quot;&quot;),&quot;&amp;[.C21]&amp;&quot;,&quot;&quot;&quot;&amp;[.D21]&amp;&quot;&quot;&quot;)&quot;" office:value-type="string" office:string-value="c21= new Connection(getStation(&quot;&quot;), getStation(&quot;&quot;),,&quot;&quot;)" calcext:value-type="string">
            <text:p>c21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22]&amp;&quot;&quot;&quot;), getStation(&quot;&quot;&quot;&amp;[.B22]&amp;&quot;&quot;&quot;),&quot;&amp;[.C22]&amp;&quot;,&quot;&quot;&quot;&amp;[.D22]&amp;&quot;&quot;&quot;)&quot;" office:value-type="string" office:string-value="c22= new Connection(getStation(&quot;&quot;), getStation(&quot;&quot;),,&quot;&quot;)" calcext:value-type="string">
            <text:p>c22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23]&amp;&quot;&quot;&quot;), getStation(&quot;&quot;&quot;&amp;[.B23]&amp;&quot;&quot;&quot;),&quot;&amp;[.C23]&amp;&quot;,&quot;&quot;&quot;&amp;[.D23]&amp;&quot;&quot;&quot;)&quot;" office:value-type="string" office:string-value="c23= new Connection(getStation(&quot;&quot;), getStation(&quot;&quot;),,&quot;&quot;)" calcext:value-type="string">
            <text:p>c23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24]&amp;&quot;&quot;&quot;), getStation(&quot;&quot;&quot;&amp;[.B24]&amp;&quot;&quot;&quot;),&quot;&amp;[.C24]&amp;&quot;,&quot;&quot;&quot;&amp;[.D24]&amp;&quot;&quot;&quot;)&quot;" office:value-type="string" office:string-value="c24= new Connection(getStation(&quot;&quot;), getStation(&quot;&quot;),,&quot;&quot;)" calcext:value-type="string">
            <text:p>c24= new Connection(getStation(""), getStation(""),,"")</text:p>
          </table:table-cell>
        </table:table-row>
        <table:table-row table:style-name="ro1">
          <table:table-cell table:number-columns-repeated="4"/>
          <table:table-cell table:formula="of:=&quot;c&quot; &amp;ROW() &amp;&quot;= new Connection(getStation(&quot;&quot;&quot;&amp;[.A25]&amp;&quot;&quot;&quot;), getStation(&quot;&quot;&quot;&amp;[.B25]&amp;&quot;&quot;&quot;),&quot;&amp;[.C25]&amp;&quot;,&quot;&quot;&quot;&amp;[.D25]&amp;&quot;&quot;&quot;)&quot;" office:value-type="string" office:string-value="c25= new Connection(getStation(&quot;&quot;), getStation(&quot;&quot;),,&quot;&quot;)" calcext:value-type="string">
            <text:p>c25= new Connection(getStation(""), getStation(""),,"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7:59:29.456955226</meta:creation-date>
    <dc:date>2018-12-17T18:20:35.406549074</dc:date>
    <meta:editing-duration>PT6M55S</meta:editing-duration>
    <meta:editing-cycles>1</meta:editing-cycles>
    <meta:document-statistic meta:table-count="1" meta:cell-count="33" meta:object-count="0"/>
    <meta:generator>LibreOffice/6.1.3.2$Linux_X86_64 LibreOffice_project/10$Build-2</meta:generator>
  </office:meta>
</office:document-meta>
</file>